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Ebrima" svg:font-family="Ebrima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fo:font-weight="bold" officeooo:paragraph-rsid="00137eca" fo:background-color="transparent" style:font-name-asian="Arial1" style:font-size-asian="11pt" style:font-weight-asian="bold" style:font-name-complex="Arial1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fo:font-weight="bold" officeooo:paragraph-rsid="0011f3f9" fo:background-color="transparent" style:font-name-asian="Arial1" style:font-size-asian="11pt" style:font-weight-asian="bold" style:font-name-complex="Arial1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fo:font-weight="bold" officeooo:paragraph-rsid="00143d38" fo:background-color="transparent" style:font-name-asian="Arial1" style:font-size-asian="11pt" style:font-weight-asian="bold" style:font-name-complex="Arial1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0.457cm" fo:text-align="center" style:justify-single-word="false" fo:orphans="0" fo:widows="0" fo:text-indent="0cm" style:auto-text-indent="false"/>
      <style:text-properties style:use-window-font-color="true" loext:opacity="0%" style:font-name="Ebrima" fo:font-size="11pt" fo:letter-spacing="normal" fo:font-weight="bold" officeooo:paragraph-rsid="001166c8" fo:background-color="transparent" style:font-name-asian="Arial1" style:font-size-asian="11pt" style:font-weight-asian="bold" style:font-name-complex="Arial1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officeooo:paragraph-rsid="001166c8" fo:background-color="transparent" style:font-name-asian="Arial1" style:font-size-asian="11pt" style:font-name-complex="Arial1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style:text-underline-style="none" officeooo:rsid="00144ef0" officeooo:paragraph-rsid="001166c8" fo:background-color="transparent" style:font-name-asian="Arial1" style:font-size-asian="11pt" style:font-name-complex="Arial1" style:font-size-complex="16pt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style:text-underline-style="none" fo:font-weight="normal" officeooo:rsid="0011f3f9" officeooo:paragraph-rsid="00143d38" fo:background-color="transparent" style:font-name-asian="Arial1" style:font-size-asian="11pt" style:font-weight-asian="normal" style:font-name-complex="Arial1" style:font-size-complex="16pt" style:font-weight-complex="normal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text-indent="0cm" style:auto-text-indent="false"/>
      <style:text-properties officeooo:paragraph-rsid="001166c8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0.457cm" fo:text-align="center" style:justify-single-word="false" fo:orphans="0" fo:widows="0" fo:text-indent="0cm" style:auto-text-indent="false"/>
      <style:text-properties fo:color="#000000" loext:opacity="100%" style:font-name="Ebrima" fo:font-size="20pt" fo:letter-spacing="normal" style:text-underline-style="none" fo:font-weight="bold" officeooo:rsid="00155826" officeooo:paragraph-rsid="001166c8" fo:background-color="transparent" style:font-name-asian="Calibri" style:font-size-asian="20pt" style:font-weight-asian="bold" style:font-name-complex="Calibri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0.457cm" fo:text-align="center" style:justify-single-word="false" fo:orphans="0" fo:widows="0" fo:text-indent="0cm" style:auto-text-indent="false"/>
      <style:text-properties fo:color="#000000" loext:opacity="100%" style:font-name="Ebrima" fo:font-size="20pt" fo:letter-spacing="normal" style:text-underline-style="none" fo:font-weight="bold" officeooo:rsid="00144ef0" officeooo:paragraph-rsid="001166c8" fo:background-color="transparent" style:font-name-asian="Calibri" style:font-size-asian="20pt" style:font-weight-asian="bold" style:font-name-complex="Calibri" style:font-size-complex="20pt" style:font-weight-complex="bold"/>
    </style:style>
    <style:style style:name="P11" style:family="paragraph" style:parent-style-name="Standard" style:list-style-name="WWNum16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style:text-underline-style="none" fo:font-weight="bold" officeooo:rsid="00144ef0" officeooo:paragraph-rsid="0011f3f9" fo:background-color="transparent" style:font-name-asian="Arial1" style:font-size-asian="11pt" style:font-weight-asian="bold" style:font-name-complex="Arial1" style:font-size-complex="16pt"/>
    </style:style>
    <style:style style:name="P12" style:family="paragraph" style:parent-style-name="Standard" style:list-style-name="WWNum16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style:text-underline-style="none" fo:font-weight="normal" officeooo:rsid="00144ef0" officeooo:paragraph-rsid="0011f3f9" fo:background-color="transparent" style:font-name-asian="Arial1" style:font-size-asian="11pt" style:font-weight-asian="normal" style:font-name-complex="Arial1" style:font-size-complex="16pt" style:font-weight-complex="normal"/>
    </style:style>
    <style:style style:name="P13" style:family="paragraph" style:parent-style-name="Standard" style:list-style-name="WWNum16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fo:font-weight="bold" officeooo:rsid="00144ef0" officeooo:paragraph-rsid="0011f3f9" fo:background-color="transparent" style:font-name-asian="Arial1" style:font-size-asian="11pt" style:font-weight-asian="bold" style:font-name-complex="Arial1"/>
    </style:style>
    <style:style style:name="P14" style:family="paragraph" style:parent-style-name="Standard" style:list-style-name="WWNum16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cm" style:auto-text-indent="false"/>
      <style:text-properties style:use-window-font-color="true" loext:opacity="0%" style:font-name="Ebrima" fo:font-size="11pt" fo:letter-spacing="normal" fo:font-weight="normal" officeooo:rsid="00144ef0" officeooo:paragraph-rsid="0011f3f9" fo:background-color="transparent" style:font-name-asian="Arial1" style:font-size-asian="11pt" style:font-weight-asian="normal" style:font-name-complex="Arial1" style:font-weight-complex="normal"/>
    </style:style>
    <style:style style:name="P15" style:family="paragraph" style:parent-style-name="Standard" style:list-style-name="WWNum5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officeooo:paragraph-rsid="001166c8" fo:background-color="transparent" style:font-name-asian="Arial1" style:font-size-asian="11pt" style:font-name-complex="Arial1"/>
    </style:style>
    <style:style style:name="P16" style:family="paragraph" style:parent-style-name="Standard" style:list-style-name="WWNum7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officeooo:paragraph-rsid="001166c8" fo:background-color="transparent" style:font-name-asian="Arial1" style:font-size-asian="11pt" style:font-name-complex="Arial1"/>
    </style:style>
    <style:style style:name="P17" style:family="paragraph" style:parent-style-name="Standard" style:list-style-name="WWNum9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officeooo:paragraph-rsid="001166c8" fo:background-color="transparent" style:font-name-asian="Arial1" style:font-size-asian="11pt" style:font-name-complex="Arial1"/>
    </style:style>
    <style:style style:name="P18" style:family="paragraph" style:parent-style-name="Standard" style:list-style-name="WWNum11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officeooo:paragraph-rsid="001166c8" fo:background-color="transparent" style:font-name-asian="Arial1" style:font-size-asian="11pt" style:font-name-complex="Arial1"/>
    </style:style>
    <style:style style:name="P19" style:family="paragraph" style:parent-style-name="Standard" style:list-style-name="WWNum13">
      <style:paragraph-properties fo:margin-left="0cm" fo:margin-right="0cm" fo:margin-top="0cm" fo:margin-bottom="0.282cm" style:contextual-spacing="false" fo:line-height="0.635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officeooo:paragraph-rsid="001166c8" fo:background-color="transparent" style:font-name-asian="Arial1" style:font-size-asian="11pt" style:font-name-complex="Arial1"/>
    </style:style>
    <style:style style:name="P20" style:family="paragraph" style:parent-style-name="Standard" style:list-style-name="WWNum16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officeooo:paragraph-rsid="0011f3f9" fo:background-color="transparent" style:font-name-asian="Arial1" style:font-size-asian="11pt" style:font-name-complex="Arial1"/>
    </style:style>
    <style:style style:name="P21" style:family="paragraph" style:parent-style-name="Standard" style:list-style-name="WWNum16"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-0.635cm" style:auto-text-indent="false"/>
      <style:text-properties style:use-window-font-color="true" loext:opacity="0%" style:font-name="Ebrima" fo:font-size="11pt" fo:letter-spacing="normal" style:text-underline-style="none" officeooo:rsid="00144ef0" officeooo:paragraph-rsid="0011f3f9" fo:background-color="transparent" style:font-name-asian="Arial1" style:font-size-asian="11pt" style:font-name-complex="Arial1" style:font-size-complex="16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0.457cm" fo:text-align="justify" style:justify-single-word="false" fo:orphans="0" fo:widows="0" fo:text-indent="0.499cm" style:auto-text-indent="false" style:page-number="auto" fo:background-color="transparent"/>
      <style:text-properties officeooo:paragraph-rsid="00137eca"/>
    </style:style>
    <style:style style:name="P23" style:family="paragraph">
      <style:paragraph-properties fo:margin-left="0cm" fo:margin-right="0cm" fo:margin-top="0cm" fo:margin-bottom="0.282cm" fo:line-height="0.457cm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.282cm" fo:line-height="0.457cm" fo:text-align="center" fo:text-indent="0cm" style:writing-mode="lr-tb"/>
      <style:text-properties fo:color="#000000" loext:opacity="100%" style:font-name="Cambria" fo:font-size="20pt" style:font-size-asian="20pt" style:font-name-complex="Cambria" style:font-size-complex="20pt" style:font-weight-complex="bold"/>
    </style:style>
    <style:style style:name="T1" style:family="text">
      <style:text-properties style:use-window-font-color="true" loext:opacity="0%" style:font-name="Ebrima" fo:font-size="14pt" fo:letter-spacing="normal" style:text-underline-style="none" officeooo:rsid="00144ef0" fo:background-color="transparent" loext:char-shading-value="0" style:font-name-asian="Calibri" style:font-size-asian="14pt" style:font-name-complex="Calibri" style:font-size-complex="16pt"/>
    </style:style>
    <style:style style:name="T2" style:family="text">
      <style:text-properties style:use-window-font-color="true" loext:opacity="0%" style:font-name="Ebrima" fo:font-size="14pt" fo:letter-spacing="normal" style:text-underline-style="none" officeooo:rsid="00187fd0" fo:background-color="transparent" loext:char-shading-value="0" style:font-name-asian="Calibri" style:font-size-asian="14pt" style:font-name-complex="Calibri" style:font-size-complex="16pt"/>
    </style:style>
    <style:style style:name="T3" style:family="text">
      <style:text-properties style:use-window-font-color="true" loext:opacity="0%" style:font-name="Ebrima" fo:font-size="11pt" fo:letter-spacing="normal" style:text-underline-style="none" officeooo:rsid="00144ef0" fo:background-color="transparent" loext:char-shading-value="0" style:font-name-asian="Arial1" style:font-size-asian="11pt" style:font-name-complex="Arial1" style:font-size-complex="16pt"/>
    </style:style>
    <style:style style:name="T4" style:family="text">
      <style:text-properties style:use-window-font-color="true" loext:opacity="0%" style:font-name="Ebrima" fo:font-size="11pt" fo:letter-spacing="normal" style:text-underline-style="none" officeooo:rsid="001389ac" fo:background-color="transparent" loext:char-shading-value="0" style:font-name-asian="Arial1" style:font-size-asian="11pt" style:font-name-complex="Arial1" style:font-size-complex="16pt"/>
    </style:style>
    <style:style style:name="T5" style:family="text">
      <style:text-properties style:use-window-font-color="true" loext:opacity="0%" style:font-name="Ebrima" fo:font-size="11pt" fo:letter-spacing="normal" style:text-underline-style="none" officeooo:rsid="001c0b7f" fo:background-color="transparent" loext:char-shading-value="0" style:font-name-asian="Arial1" style:font-size-asian="11pt" style:font-name-complex="Arial1" style:font-size-complex="16pt"/>
    </style:style>
    <style:style style:name="T6" style:family="text">
      <style:text-properties fo:font-size="11pt" style:font-name-asian="Arial1" style:font-size-asian="11pt" style:font-name-complex="Arial1"/>
    </style:style>
    <style:style style:name="T7" style:family="text">
      <style:text-properties fo:font-size="11pt" officeooo:rsid="001389ac" style:font-name-asian="Arial1" style:font-size-asian="11pt" style:font-name-complex="Arial1"/>
    </style:style>
    <style:style style:name="T8" style:family="text">
      <style:text-properties officeooo:rsid="001c0b7f"/>
    </style:style>
    <style:style style:name="T9" style:family="text">
      <style:text-properties fo:color="#000000" loext:opacity="100%" style:font-name="Cambria" fo:font-size="20pt" style:font-size-asian="20pt" style:font-name-complex="Cambria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/>
      <text:p text:style-name="P10"><draw:frame text:anchor-type="paragraph" draw:z-index="0" draw:name="Forma1" draw:style-name="gr1" draw:text-style-name="P24" svg:width="14.985cm" svg:height="1.112cm" svg:x="2.499cm" svg:y="-0.173cm"><draw:text-box><text:p text:style-name="P23"><text:span text:style-name="T9">ANAIS JOSEFINA ESCALONA PACHECO</text:span></text:p></draw:text-box></draw:frame></text:p>
      <text:p text:style-name="P10"/>
      <text:p text:style-name="P8"><text:span text:style-name="T1"><text:s text:c="3"/>+54 9 2942 474207<text:tab/><text:tab/><text:tab/><text:tab/><text:tab/></text:span><text:span text:style-name="T2">axondeneurona@gmail.com</text:span><text:span text:style-name="T1"> </text:span></text:p>
      <text:p text:style-name="P1">RESUMEN EJECUTIVO</text:p>
      <text:p text:style-name="P22"><text:span text:style-name="T3">Licenciada en Terapia Ocupacional de Universidad Central de Venezuela, con 17 años de experiencia, </text:span><text:span text:style-name="T4">Orientada al logro, con habilidades para atender público, dispuesta a aprender la labores propias de </text:span><text:span text:style-name="T5">otros oficios diferentes a mi profesión.</text:span></text:p>
      <text:p text:style-name="P4">FORMACIÓN ACADÉMICA</text:p>
      <text:list xml:id="list429372590" text:style-name="WWNum5">
        <text:list-item>
          <text:p text:style-name="P15">Universidad Pedagógica Experimental Libertador </text:p>
        </text:list-item>
      </text:list>
      <text:p text:style-name="P5">Maestría en Artes Plásticas <text:s/>2017</text:p>
      <text:list xml:id="list2653526050" text:style-name="WWNum7">
        <text:list-item>
          <text:p text:style-name="P16">Universidad Central de Venezuela </text:p>
        </text:list-item>
      </text:list>
      <text:p text:style-name="P5">Licenciada en Terapia Ocupacional <text:tab/>2012</text:p>
      <text:list xml:id="list3725050987" text:style-name="WWNum9">
        <text:list-item>
          <text:p text:style-name="P17">Universidad Pedagógica Experimental "Siso Martínez"</text:p>
        </text:list-item>
      </text:list>
      <text:p text:style-name="P5">Diplomado en Educación Universitaria <text:s/>2010</text:p>
      <text:list xml:id="list68318498" text:style-name="WWNum11">
        <text:list-item>
          <text:p text:style-name="P18">Centro de Salud Mental del Este "El Peñón"</text:p>
        </text:list-item>
      </text:list>
      <text:p text:style-name="P5">Especialización Psiquiátrica de Terapia Ocupacional <text:s/>2003</text:p>
      <text:list xml:id="list2211709760" text:style-name="WWNum13">
        <text:list-item>
          <text:p text:style-name="P19">Colegio Universitario de Rehabilitación "May Hamiltón"</text:p>
        </text:list-item>
      </text:list>
      <text:p text:style-name="P6">Técnico Superior Universitario en Terapia Ocupacional <text:tab/>2003</text:p>
      <text:p text:style-name="P2">SEMINARIOS Y CURSOS </text:p>
      <text:list xml:id="list3300410530" text:style-name="WWNum16">
        <text:list-item>
          <text:p text:style-name="P20">Ingles Nivel: Intermedio <text:tab/>KOE de Venezuela año 2004</text:p>
        </text:list-item>
        <text:list-item>
          <text:p text:style-name="P21">Dibujo y pintura Instituto Higuera año 2003</text:p>
          <text:p text:style-name="P11">EXPERIENCIA LABORAL </text:p>
          <text:p text:style-name="P13">Terapeuta Ocupacional Marzo 2020 </text:p>
          <text:p text:style-name="P14">Centro de Rehabilitación “Puentes” Chos Malal, Provincia del Neuquén.</text:p>
          <text:p text:style-name="P12">Atención de pacientes con diversas patologías, pues se trata de un centro de rehabilitación integral donde participa un equipo completo de profesionales. </text:p>
        </text:list-item>
      </text:list>
      <text:p text:style-name="P3">INFORMACIÓN ADICIONAL</text:p>
      <text:p text:style-name="P7">Venezolana legal en Argentina, dibujante, pintora y manualis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Ebrima" svg:font-family="Ebrima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588cm" fo:margin-bottom="1.98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20:41:56.326000000</meta:creation-date>
    <dc:date>2020-09-03T15:24:49.401000000</dc:date>
    <meta:editing-duration>PT3M27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3" meta:word-count="175" meta:character-count="1266" meta:non-whitespace-character-count="1105"/>
  </office:meta>
</office:document-meta>
</file>